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dron Application Use Cases</text:p>
      <text:p text:style-name="P2"/>
      <text:list xml:id="list1359060084" text:style-name="L1">
        <text:list-item>
          <text:p text:style-name="P1">Facility owner wants to deploy system to their facility, process of getting it.</text:p>
        </text:list-item>
        <text:list-item>
          <text:p text:style-name="P1">Facility owner wants to let his clients know of the system.</text:p>
        </text:list-item>
        <text:list-item>
          <text:p text:style-name="P1">Facility owner wants to add or remove an Administrator.</text:p>
        </text:list-item>
        <text:list-item>
          <text:p text:style-name="P1">Client wants to install the application.</text:p>
        </text:list-item>
        <text:list-item>
          <text:p text:style-name="P1">Client wants to connect application with said facility.</text:p>
        </text:list-item>
        <text:list-item>
          <text:p text:style-name="P1">Client wants to submit report.</text:p>
        </text:list-item>
        <text:list-item>
          <text:p text:style-name="P1">Client wants to browse recent reports.</text:p>
        </text:list-item>
        <text:list-item>
          <text:p text:style-name="P1">Client wants to view report info.</text:p>
        </text:list-item>
        <text:list-item>
          <text:p text:style-name="P1">Client wants to see reports on the map.</text:p>
        </text:list-item>
        <text:list-item>
          <text:p text:style-name="P1">Client wants to up-vote on a reported issue.</text:p>
        </text:list-item>
        <text:list-item>
          <text:p text:style-name="P1">Allow a client to refresh the list of reported issues.</text:p>
        </text:list-item>
        <text:list-item>
          <text:p text:style-name="P1">Administrator of said Andron Authority wants to review a report and change its status.</text:p>
        </text:list-item>
        <text:list-item>
          <text:p text:style-name="P1">Administrator of said Andron Authority wants to block a user of the application.</text:p>
        </text:list-item>
        <text:list-item>
          <text:p text:style-name="P1">Test administrator functionality via the web-interface as wel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9T11:28:01</meta:creation-date>
    <dc:date>2012-12-09T11:29:14</dc:date>
    <meta:editing-duration>P0D</meta:editing-duration>
    <meta:editing-cycles>1</meta:editing-cycles>
    <meta:document-statistic meta:table-count="0" meta:image-count="0" meta:object-count="0" meta:page-count="1" meta:paragraph-count="15" meta:word-count="143" meta:character-count="61" meta:non-whitespace-character-count="702"/>
    <meta:generator>LibreOffice/3.5$Linux_x86 LibreOffice_project/350m1$Build-2</meta:generator>
  </office:meta>
</office:document-meta>
</file>